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MenuTransformer.setHasWorkflow( boolean _hasWork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MenuTransformer.startElement( String uri , String localName , String raw , Attributes 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orkflowMenuTransformer.hasWork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MenuTransformer.setup( SourceResolver _resolver , Map _objectModel , String src , Parameters _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